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_1061__1086__1088__1086__1096__1080__1081_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1"/>
          <table:table-cell table:number-columns-repeated="9" table:style-name="ce2"/>
          <table:table-cell table:number-columns-repeated="1636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table:number-columns-repeated="8" table:style-name="ce2"/>
          <table:table-cell table:number-columns-repeated="1636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16374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5"/>
          <table:table-cell office:value-type="float" office:value="56" table:style-name="ce3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56" table:style-name="ce3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1634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5"/>
          <table:table-cell office:value-type="float" office:value="56" table:formula="of:=MAX([.P28];[.O29])+IF(MOD([.P17];2)=0;[.P17];0)" table:style-name="ce1">
            <text:p>56</text:p>
          </table:table-cell>
          <table:table-cell office:value-type="float" office:value="94" table:formula="of:=MAX([.Q28];[.P29])+IF(MOD([.Q17];2)=0;[.Q17];0)" table:style-name="ce1">
            <text:p>94</text:p>
          </table:table-cell>
          <table:table-cell office:value-type="float" office:value="94" table:formula="of:=MAX([.R28];[.Q29])+IF(MOD([.R17];2)=0;[.R17];0)" table:style-name="ce1">
            <text:p>94</text:p>
          </table:table-cell>
          <table:table-cell office:value-type="float" office:value="164" table:formula="of:=MAX([.S28];[.R29])+IF(MOD([.S17];2)=0;[.S17];0)" table:style-name="ce1">
            <text:p>164</text:p>
          </table:table-cell>
          <table:table-cell office:value-type="float" office:value="226" table:formula="of:=MAX([.T28];[.S29])+IF(MOD([.T17];2)=0;[.T17];0)" table:style-name="ce1">
            <text:p>226</text:p>
          </table:table-cell>
          <table:table-cell office:value-type="float" office:value="226" table:formula="of:=MAX([.U28];[.T29])+IF(MOD([.U17];2)=0;[.U17];0)" table:style-name="ce1">
            <text:p>226</text:p>
          </table:table-cell>
          <table:table-cell office:value-type="float" office:value="242" table:formula="of:=MAX([.V28];[.U29])+IF(MOD([.V17];2)=0;[.V17];0)" table:style-name="ce1">
            <text:p>242</text:p>
          </table:table-cell>
          <table:table-cell office:value-type="float" office:value="294" table:formula="of:=MAX([.W28];[.V29])+IF(MOD([.W17];2)=0;[.W17];0)" table:style-name="ce1">
            <text:p>294</text:p>
          </table:table-cell>
          <table:table-cell office:value-type="float" office:value="294" table:formula="of:=MAX([.X28];[.W29])+IF(MOD([.X17];2)=0;[.X17];0)" table:style-name="ce1">
            <text:p>294</text:p>
          </table:table-cell>
          <table:table-cell office:value-type="float" office:value="294" table:formula="of:=MAX([.Y28];[.X29])+IF(MOD([.Y17];2)=0;[.Y17];0)" table:style-name="ce1">
            <text:p>294</text:p>
          </table:table-cell>
          <table:table-cell table:number-columns-repeated="2" table:style-name="ce1"/>
          <table:table-cell office:value-type="float" office:value="56" table:formula="of:=MIN([.AB28];[.AA29])+IF(MOD([.AB17];2)=0;[.AB17];0)" table:style-name="ce1">
            <text:p>56</text:p>
          </table:table-cell>
          <table:table-cell office:value-type="float" office:value="94" table:formula="of:=MIN([.AC28];[.AB29])+IF(MOD([.AC17];2)=0;[.AC17];0)" table:style-name="ce1">
            <text:p>94</text:p>
          </table:table-cell>
          <table:table-cell office:value-type="float" office:value="94" table:formula="of:=MIN([.AD28];[.AC29])+IF(MOD([.AD17];2)=0;[.AD17];0)" table:style-name="ce1">
            <text:p>94</text:p>
          </table:table-cell>
          <table:table-cell office:value-type="float" office:value="164" table:formula="of:=MIN([.AE28];[.AD29])+IF(MOD([.AE17];2)=0;[.AE17];0)" table:style-name="ce1">
            <text:p>164</text:p>
          </table:table-cell>
          <table:table-cell office:value-type="float" office:value="226" table:formula="of:=MIN([.AF28];[.AE29])+IF(MOD([.AF17];2)=0;[.AF17];0)" table:style-name="ce1">
            <text:p>226</text:p>
          </table:table-cell>
          <table:table-cell office:value-type="float" office:value="226" table:formula="of:=MIN([.AG28];[.AF29])+IF(MOD([.AG17];2)=0;[.AG17];0)" table:style-name="ce1">
            <text:p>226</text:p>
          </table:table-cell>
          <table:table-cell office:value-type="float" office:value="242" table:formula="of:=MIN([.AH28];[.AG29])+IF(MOD([.AH17];2)=0;[.AH17];0)" table:style-name="ce1">
            <text:p>242</text:p>
          </table:table-cell>
          <table:table-cell office:value-type="float" office:value="294" table:formula="of:=MIN([.AI28];[.AH29])+IF(MOD([.AI17];2)=0;[.AI17];0)" table:style-name="ce1">
            <text:p>294</text:p>
          </table:table-cell>
          <table:table-cell office:value-type="float" office:value="294" table:formula="of:=MIN([.AJ28];[.AI29])+IF(MOD([.AJ17];2)=0;[.AJ17];0)" table:style-name="ce1">
            <text:p>294</text:p>
          </table:table-cell>
          <table:table-cell office:value-type="float" office:value="294" table:formula="of:=MIN([.AK28];[.AJ29])+IF(MOD([.AK17];2)=0;[.AK17];0)" table:style-name="ce1">
            <text:p>294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56" table:formula="of:=MAX([.P29];[.O30])+IF(MOD([.P18];2)=0;[.P18];0)" table:style-name="ce1">
            <text:p>56</text:p>
          </table:table-cell>
          <table:table-cell office:value-type="float" office:value="94" table:formula="of:=MAX([.Q29];[.P30])+IF(MOD([.Q18];2)=0;[.Q18];0)" table:style-name="ce1">
            <text:p>94</text:p>
          </table:table-cell>
          <table:table-cell office:value-type="float" office:value="128" table:formula="of:=MAX([.R29];[.Q30])+IF(MOD([.R18];2)=0;[.R18];0)" table:style-name="ce1">
            <text:p>128</text:p>
          </table:table-cell>
          <table:table-cell office:value-type="float" office:value="164" table:formula="of:=MAX([.S29];[.R30])+IF(MOD([.S18];2)=0;[.S18];0)" table:style-name="ce1">
            <text:p>164</text:p>
          </table:table-cell>
          <table:table-cell office:value-type="float" office:value="226" table:formula="of:=MAX([.T29];[.S30])+IF(MOD([.T18];2)=0;[.T18];0)" table:style-name="ce1">
            <text:p>226</text:p>
          </table:table-cell>
          <table:table-cell office:value-type="float" office:value="226" table:formula="of:=MAX([.U29];[.T30])+IF(MOD([.U18];2)=0;[.U18];0)" table:style-name="ce1">
            <text:p>226</text:p>
          </table:table-cell>
          <table:table-cell office:value-type="float" office:value="300" table:formula="of:=MAX([.V29];[.U30])+IF(MOD([.V18];2)=0;[.V18];0)" table:style-name="ce1">
            <text:p>300</text:p>
          </table:table-cell>
          <table:table-cell office:value-type="float" office:value="370" table:formula="of:=MAX([.W29];[.V30])+IF(MOD([.W18];2)=0;[.W18];0)" table:style-name="ce1">
            <text:p>370</text:p>
          </table:table-cell>
          <table:table-cell office:value-type="float" office:value="444" table:formula="of:=MAX([.X29];[.W30])+IF(MOD([.X18];2)=0;[.X18];0)" table:style-name="ce1">
            <text:p>444</text:p>
          </table:table-cell>
          <table:table-cell office:value-type="float" office:value="492" table:formula="of:=MAX([.Y29];[.X30])+IF(MOD([.Y18];2)=0;[.Y18];0)" table:style-name="ce1">
            <text:p>492</text:p>
          </table:table-cell>
          <table:table-cell table:number-columns-repeated="2" table:style-name="ce1"/>
          <table:table-cell office:value-type="float" office:value="56" table:formula="of:=MIN([.AB29];[.AA30])+IF(MOD([.AB18];2)=0;[.AB18];0)" table:style-name="ce1">
            <text:p>56</text:p>
          </table:table-cell>
          <table:table-cell office:value-type="float" office:value="56" table:formula="of:=MIN([.AC29];[.AB30])+IF(MOD([.AC18];2)=0;[.AC18];0)" table:style-name="ce1">
            <text:p>56</text:p>
          </table:table-cell>
          <table:table-cell office:value-type="float" office:value="90" table:formula="of:=MIN([.AD29];[.AC30])+IF(MOD([.AD18];2)=0;[.AD18];0)" table:style-name="ce1">
            <text:p>90</text:p>
          </table:table-cell>
          <table:table-cell office:value-type="float" office:value="90" table:formula="of:=MIN([.AE29];[.AD30])+IF(MOD([.AE18];2)=0;[.AE18];0)" table:style-name="ce1">
            <text:p>90</text:p>
          </table:table-cell>
          <table:table-cell office:value-type="float" office:value="90" table:formula="of:=MIN([.AF29];[.AE30])+IF(MOD([.AF18];2)=0;[.AF18];0)" table:style-name="ce1">
            <text:p>90</text:p>
          </table:table-cell>
          <table:table-cell office:value-type="float" office:value="90" table:formula="of:=MIN([.AG29];[.AF30])+IF(MOD([.AG18];2)=0;[.AG18];0)" table:style-name="ce1">
            <text:p>90</text:p>
          </table:table-cell>
          <table:table-cell office:value-type="float" office:value="148" table:formula="of:=MIN([.AH29];[.AG30])+IF(MOD([.AH18];2)=0;[.AH18];0)" table:style-name="ce1">
            <text:p>148</text:p>
          </table:table-cell>
          <table:table-cell office:value-type="float" office:value="218" table:formula="of:=MIN([.AI29];[.AH30])+IF(MOD([.AI18];2)=0;[.AI18];0)" table:style-name="ce1">
            <text:p>218</text:p>
          </table:table-cell>
          <table:table-cell office:value-type="float" office:value="292" table:formula="of:=MIN([.AJ29];[.AI30])+IF(MOD([.AJ18];2)=0;[.AJ18];0)" table:style-name="ce1">
            <text:p>292</text:p>
          </table:table-cell>
          <table:table-cell office:value-type="float" office:value="340" table:formula="of:=MIN([.AK29];[.AJ30])+IF(MOD([.AK18];2)=0;[.AK18];0)" table:style-name="ce1">
            <text:p>340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56" table:formula="of:=MAX([.P30];[.O31])+IF(MOD([.P19];2)=0;[.P19];0)" table:style-name="ce1">
            <text:p>56</text:p>
          </table:table-cell>
          <table:table-cell office:value-type="float" office:value="94" table:formula="of:=MAX([.Q30];[.P31])+IF(MOD([.Q19];2)=0;[.Q19];0)" table:style-name="ce1">
            <text:p>94</text:p>
          </table:table-cell>
          <table:table-cell office:value-type="float" office:value="184" table:formula="of:=MAX([.R30];[.Q31])+IF(MOD([.R19];2)=0;[.R19];0)" table:style-name="ce1">
            <text:p>184</text:p>
          </table:table-cell>
          <table:table-cell office:value-type="float" office:value="210" table:formula="of:=MAX([.S30];[.R31])+IF(MOD([.S19];2)=0;[.S19];0)" table:style-name="ce1">
            <text:p>210</text:p>
          </table:table-cell>
          <table:table-cell office:value-type="float" office:value="292" table:formula="of:=MAX([.T30];[.S31])+IF(MOD([.T19];2)=0;[.T19];0)" table:style-name="ce1">
            <text:p>292</text:p>
          </table:table-cell>
          <table:table-cell office:value-type="float" office:value="292" table:formula="of:=MAX([.U30];[.T31])+IF(MOD([.U19];2)=0;[.U19];0)" table:style-name="ce1">
            <text:p>292</text:p>
          </table:table-cell>
          <table:table-cell office:value-type="float" office:value="300" table:formula="of:=MAX([.V30];[.U31])+IF(MOD([.V19];2)=0;[.V19];0)" table:style-name="ce1">
            <text:p>300</text:p>
          </table:table-cell>
          <table:table-cell office:value-type="float" office:value="420" table:formula="of:=MAX([.W30];[.V31])+IF(MOD([.W19];2)=0;[.W19];0)" table:style-name="ce1">
            <text:p>420</text:p>
          </table:table-cell>
          <table:table-cell office:value-type="float" office:value="444" table:formula="of:=MAX([.X30];[.W31])+IF(MOD([.X19];2)=0;[.X19];0)" table:style-name="ce1">
            <text:p>444</text:p>
          </table:table-cell>
          <table:table-cell office:value-type="float" office:value="560" table:formula="of:=MAX([.Y30];[.X31])+IF(MOD([.Y19];2)=0;[.Y19];0)" table:style-name="ce1">
            <text:p>560</text:p>
          </table:table-cell>
          <table:table-cell table:number-columns-repeated="2" table:style-name="ce1"/>
          <table:table-cell office:value-type="float" office:value="56" table:formula="of:=MIN([.AB30];[.AA31])+IF(MOD([.AB19];2)=0;[.AB19];0)" table:style-name="ce1">
            <text:p>56</text:p>
          </table:table-cell>
          <table:table-cell office:value-type="float" office:value="56" table:formula="of:=MIN([.AC30];[.AB31])+IF(MOD([.AC19];2)=0;[.AC19];0)" table:style-name="ce1">
            <text:p>56</text:p>
          </table:table-cell>
          <table:table-cell office:value-type="float" office:value="112" table:formula="of:=MIN([.AD30];[.AC31])+IF(MOD([.AD19];2)=0;[.AD19];0)" table:style-name="ce1">
            <text:p>112</text:p>
          </table:table-cell>
          <table:table-cell office:value-type="float" office:value="116" table:formula="of:=MIN([.AE30];[.AD31])+IF(MOD([.AE19];2)=0;[.AE19];0)" table:style-name="ce1">
            <text:p>116</text:p>
          </table:table-cell>
          <table:table-cell office:value-type="float" office:value="156" table:formula="of:=MIN([.AF30];[.AE31])+IF(MOD([.AF19];2)=0;[.AF19];0)" table:style-name="ce1">
            <text:p>156</text:p>
          </table:table-cell>
          <table:table-cell office:value-type="float" office:value="90" table:formula="of:=MIN([.AG30];[.AF31])+IF(MOD([.AG19];2)=0;[.AG19];0)" table:style-name="ce1">
            <text:p>90</text:p>
          </table:table-cell>
          <table:table-cell office:value-type="float" office:value="90" table:formula="of:=MIN([.AH30];[.AG31])+IF(MOD([.AH19];2)=0;[.AH19];0)" table:style-name="ce1">
            <text:p>90</text:p>
          </table:table-cell>
          <table:table-cell office:value-type="float" office:value="140" table:formula="of:=MIN([.AI30];[.AH31])+IF(MOD([.AI19];2)=0;[.AI19];0)" table:style-name="ce1">
            <text:p>140</text:p>
          </table:table-cell>
          <table:table-cell office:value-type="float" office:value="140" table:formula="of:=MIN([.AJ30];[.AI31])+IF(MOD([.AJ19];2)=0;[.AJ19];0)" table:style-name="ce1">
            <text:p>140</text:p>
          </table:table-cell>
          <table:table-cell office:value-type="float" office:value="208" table:formula="of:=MIN([.AK30];[.AJ31])+IF(MOD([.AK19];2)=0;[.AK19];0)" table:style-name="ce1">
            <text:p>208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56" table:formula="of:=MAX([.P31];[.O32])+IF(MOD([.P20];2)=0;[.P20];0)" table:style-name="ce1">
            <text:p>56</text:p>
          </table:table-cell>
          <table:table-cell office:value-type="float" office:value="94" table:formula="of:=MAX([.Q31];[.P32])+IF(MOD([.Q20];2)=0;[.Q20];0)" table:style-name="ce1">
            <text:p>94</text:p>
          </table:table-cell>
          <table:table-cell office:value-type="float" office:value="226" table:formula="of:=MAX([.R31];[.Q32])+IF(MOD([.R20];2)=0;[.R20];0)" table:style-name="ce1">
            <text:p>226</text:p>
          </table:table-cell>
          <table:table-cell office:value-type="float" office:value="226" table:formula="of:=MAX([.S31];[.R32])+IF(MOD([.S20];2)=0;[.S20];0)" table:style-name="ce1">
            <text:p>226</text:p>
          </table:table-cell>
          <table:table-cell office:value-type="float" office:value="320" table:formula="of:=MAX([.T31];[.S32])+IF(MOD([.T20];2)=0;[.T20];0)" table:style-name="ce1">
            <text:p>320</text:p>
          </table:table-cell>
          <table:table-cell office:value-type="float" office:value="330" table:formula="of:=MAX([.U31];[.T32])+IF(MOD([.U20];2)=0;[.U20];0)" table:style-name="ce1">
            <text:p>330</text:p>
          </table:table-cell>
          <table:table-cell office:value-type="float" office:value="338" table:formula="of:=MAX([.V31];[.U32])+IF(MOD([.V20];2)=0;[.V20];0)" table:style-name="ce1">
            <text:p>338</text:p>
          </table:table-cell>
          <table:table-cell office:value-type="float" office:value="448" table:formula="of:=MAX([.W31];[.V32])+IF(MOD([.W20];2)=0;[.W20];0)" table:style-name="ce1">
            <text:p>448</text:p>
          </table:table-cell>
          <table:table-cell office:value-type="float" office:value="448" table:formula="of:=MAX([.X31];[.W32])+IF(MOD([.X20];2)=0;[.X20];0)" table:style-name="ce1">
            <text:p>448</text:p>
          </table:table-cell>
          <table:table-cell office:value-type="float" office:value="560" table:formula="of:=MAX([.Y31];[.X32])+IF(MOD([.Y20];2)=0;[.Y20];0)" table:style-name="ce1">
            <text:p>560</text:p>
          </table:table-cell>
          <table:table-cell table:number-columns-repeated="2" table:style-name="ce1"/>
          <table:table-cell office:value-type="float" office:value="56" table:formula="of:=MIN([.AB31];[.AA32])+IF(MOD([.AB20];2)=0;[.AB20];0)" table:style-name="ce1">
            <text:p>56</text:p>
          </table:table-cell>
          <table:table-cell office:value-type="float" office:value="56" table:formula="of:=MIN([.AC31];[.AB32])+IF(MOD([.AC20];2)=0;[.AC20];0)" table:style-name="ce1">
            <text:p>56</text:p>
          </table:table-cell>
          <table:table-cell office:value-type="float" office:value="98" table:formula="of:=MIN([.AD31];[.AC32])+IF(MOD([.AD20];2)=0;[.AD20];0)" table:style-name="ce1">
            <text:p>98</text:p>
          </table:table-cell>
          <table:table-cell office:value-type="float" office:value="98" table:formula="of:=MIN([.AE31];[.AD32])+IF(MOD([.AE20];2)=0;[.AE20];0)" table:style-name="ce1">
            <text:p>98</text:p>
          </table:table-cell>
          <table:table-cell office:value-type="float" office:value="126" table:formula="of:=MIN([.AF31];[.AE32])+IF(MOD([.AF20];2)=0;[.AF20];0)" table:style-name="ce1">
            <text:p>126</text:p>
          </table:table-cell>
          <table:table-cell office:value-type="float" office:value="100" table:formula="of:=MIN([.AG31];[.AF32])+IF(MOD([.AG20];2)=0;[.AG20];0)" table:style-name="ce1">
            <text:p>100</text:p>
          </table:table-cell>
          <table:table-cell office:value-type="float" office:value="98" table:formula="of:=MIN([.AH31];[.AG32])+IF(MOD([.AH20];2)=0;[.AH20];0)" table:style-name="ce1">
            <text:p>98</text:p>
          </table:table-cell>
          <table:table-cell office:value-type="float" office:value="126" table:formula="of:=MIN([.AI31];[.AH32])+IF(MOD([.AI20];2)=0;[.AI20];0)" table:style-name="ce1">
            <text:p>126</text:p>
          </table:table-cell>
          <table:table-cell office:value-type="float" office:value="126" table:formula="of:=MIN([.AJ31];[.AI32])+IF(MOD([.AJ20];2)=0;[.AJ20];0)" table:style-name="ce1">
            <text:p>126</text:p>
          </table:table-cell>
          <table:table-cell office:value-type="float" office:value="126" table:formula="of:=MIN([.AK31];[.AJ32])+IF(MOD([.AK20];2)=0;[.AK20];0)" table:style-name="ce1">
            <text:p>126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56" table:formula="of:=MAX([.P32];[.O33])+IF(MOD([.P21];2)=0;[.P21];0)" table:style-name="ce1">
            <text:p>56</text:p>
          </table:table-cell>
          <table:table-cell office:value-type="float" office:value="130" table:formula="of:=MAX([.Q32];[.P33])+IF(MOD([.Q21];2)=0;[.Q21];0)" table:style-name="ce1">
            <text:p>130</text:p>
          </table:table-cell>
          <table:table-cell office:value-type="float" office:value="246" table:formula="of:=MAX([.R32];[.Q33])+IF(MOD([.R21];2)=0;[.R21];0)" table:style-name="ce1">
            <text:p>246</text:p>
          </table:table-cell>
          <table:table-cell office:value-type="float" office:value="246" table:formula="of:=MAX([.S32];[.R33])+IF(MOD([.S21];2)=0;[.S21];0)" table:style-name="ce1">
            <text:p>246</text:p>
          </table:table-cell>
          <table:table-cell office:value-type="float" office:value="320" table:formula="of:=MAX([.T32];[.S33])+IF(MOD([.T21];2)=0;[.T21];0)" table:style-name="ce1">
            <text:p>320</text:p>
          </table:table-cell>
          <table:table-cell office:value-type="float" office:value="330" table:formula="of:=MAX([.U32];[.T33])+IF(MOD([.U21];2)=0;[.U21];0)" table:style-name="ce1">
            <text:p>330</text:p>
          </table:table-cell>
          <table:table-cell office:value-type="float" office:value="356" table:formula="of:=MAX([.V32];[.U33])+IF(MOD([.V21];2)=0;[.V21];0)" table:style-name="ce1">
            <text:p>356</text:p>
          </table:table-cell>
          <table:table-cell office:value-type="float" office:value="506" table:formula="of:=MAX([.W32];[.V33])+IF(MOD([.W21];2)=0;[.W21];0)" table:style-name="ce1">
            <text:p>506</text:p>
          </table:table-cell>
          <table:table-cell office:value-type="float" office:value="506" table:formula="of:=MAX([.X32];[.W33])+IF(MOD([.X21];2)=0;[.X21];0)" table:style-name="ce1">
            <text:p>506</text:p>
          </table:table-cell>
          <table:table-cell office:value-type="float" office:value="560" table:formula="of:=MAX([.Y32];[.X33])+IF(MOD([.Y21];2)=0;[.Y21];0)" table:style-name="ce1">
            <text:p>560</text:p>
          </table:table-cell>
          <table:table-cell table:number-columns-repeated="2" table:style-name="ce1"/>
          <table:table-cell office:value-type="float" office:value="56" table:formula="of:=MIN([.AB32];[.AA33])+IF(MOD([.AB21];2)=0;[.AB21];0)" table:style-name="ce1">
            <text:p>56</text:p>
          </table:table-cell>
          <table:table-cell office:value-type="float" office:value="92" table:formula="of:=MIN([.AC32];[.AB33])+IF(MOD([.AC21];2)=0;[.AC21];0)" table:style-name="ce1">
            <text:p>92</text:p>
          </table:table-cell>
          <table:table-cell office:value-type="float" office:value="112" table:formula="of:=MIN([.AD32];[.AC33])+IF(MOD([.AD21];2)=0;[.AD21];0)" table:style-name="ce1">
            <text:p>112</text:p>
          </table:table-cell>
          <table:table-cell office:value-type="float" office:value="98" table:formula="of:=MIN([.AE32];[.AD33])+IF(MOD([.AE21];2)=0;[.AE21];0)" table:style-name="ce1">
            <text:p>98</text:p>
          </table:table-cell>
          <table:table-cell office:value-type="float" office:value="98" table:formula="of:=MIN([.AF32];[.AE33])+IF(MOD([.AF21];2)=0;[.AF21];0)" table:style-name="ce1">
            <text:p>98</text:p>
          </table:table-cell>
          <table:table-cell office:value-type="float" office:value="98" table:formula="of:=MIN([.AG32];[.AF33])+IF(MOD([.AG21];2)=0;[.AG21];0)" table:style-name="ce1">
            <text:p>98</text:p>
          </table:table-cell>
          <table:table-cell office:value-type="float" office:value="116" table:formula="of:=MIN([.AH32];[.AG33])+IF(MOD([.AH21];2)=0;[.AH21];0)" table:style-name="ce1">
            <text:p>116</text:p>
          </table:table-cell>
          <table:table-cell office:value-type="float" office:value="174" table:formula="of:=MIN([.AI32];[.AH33])+IF(MOD([.AI21];2)=0;[.AI21];0)" table:style-name="ce1">
            <text:p>174</text:p>
          </table:table-cell>
          <table:table-cell office:value-type="float" office:value="126" table:formula="of:=MIN([.AJ32];[.AI33])+IF(MOD([.AJ21];2)=0;[.AJ21];0)" table:style-name="ce1">
            <text:p>126</text:p>
          </table:table-cell>
          <table:table-cell office:value-type="float" office:value="126" table:formula="of:=MIN([.AK32];[.AJ33])+IF(MOD([.AK21];2)=0;[.AK21];0)" table:style-name="ce1">
            <text:p>126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102" table:formula="of:=MAX([.P33];[.O34])+IF(MOD([.P22];2)=0;[.P22];0)" table:style-name="ce1">
            <text:p>102</text:p>
          </table:table-cell>
          <table:table-cell office:value-type="float" office:value="162" table:formula="of:=MAX([.Q33];[.P34])+IF(MOD([.Q22];2)=0;[.Q22];0)" table:style-name="ce1">
            <text:p>162</text:p>
          </table:table-cell>
          <table:table-cell office:value-type="float" office:value="246" table:formula="of:=MAX([.R33];[.Q34])+IF(MOD([.R22];2)=0;[.R22];0)" table:style-name="ce1">
            <text:p>246</text:p>
          </table:table-cell>
          <table:table-cell office:value-type="float" office:value="286" table:formula="of:=MAX([.S33];[.R34])+IF(MOD([.S22];2)=0;[.S22];0)" table:style-name="ce1">
            <text:p>286</text:p>
          </table:table-cell>
          <table:table-cell office:value-type="float" office:value="320" table:formula="of:=MAX([.T33];[.S34])+IF(MOD([.T22];2)=0;[.T22];0)" table:style-name="ce1">
            <text:p>320</text:p>
          </table:table-cell>
          <table:table-cell office:value-type="float" office:value="402" table:formula="of:=MAX([.U33];[.T34])+IF(MOD([.U22];2)=0;[.U22];0)" table:style-name="ce1">
            <text:p>402</text:p>
          </table:table-cell>
          <table:table-cell office:value-type="float" office:value="402" table:formula="of:=MAX([.V33];[.U34])+IF(MOD([.V22];2)=0;[.V22];0)" table:style-name="ce1">
            <text:p>402</text:p>
          </table:table-cell>
          <table:table-cell office:value-type="float" office:value="506" table:formula="of:=MAX([.W33];[.V34])+IF(MOD([.W22];2)=0;[.W22];0)" table:style-name="ce1">
            <text:p>506</text:p>
          </table:table-cell>
          <table:table-cell office:value-type="float" office:value="580" table:formula="of:=MAX([.X33];[.W34])+IF(MOD([.X22];2)=0;[.X22];0)" table:style-name="ce1">
            <text:p>580</text:p>
          </table:table-cell>
          <table:table-cell office:value-type="float" office:value="598" table:formula="of:=MAX([.Y33];[.X34])+IF(MOD([.Y22];2)=0;[.Y22];0)" table:style-name="ce1">
            <text:p>598</text:p>
          </table:table-cell>
          <table:table-cell table:number-columns-repeated="2" table:style-name="ce1"/>
          <table:table-cell office:value-type="float" office:value="102" table:formula="of:=MIN([.AB33];[.AA34])+IF(MOD([.AB22];2)=0;[.AB22];0)" table:style-name="ce1">
            <text:p>102</text:p>
          </table:table-cell>
          <table:table-cell office:value-type="float" office:value="124" table:formula="of:=MIN([.AC33];[.AB34])+IF(MOD([.AC22];2)=0;[.AC22];0)" table:style-name="ce1">
            <text:p>124</text:p>
          </table:table-cell>
          <table:table-cell office:value-type="float" office:value="112" table:formula="of:=MIN([.AD33];[.AC34])+IF(MOD([.AD22];2)=0;[.AD22];0)" table:style-name="ce1">
            <text:p>112</text:p>
          </table:table-cell>
          <table:table-cell office:value-type="float" office:value="138" table:formula="of:=MIN([.AE33];[.AD34])+IF(MOD([.AE22];2)=0;[.AE22];0)" table:style-name="ce1">
            <text:p>138</text:p>
          </table:table-cell>
          <table:table-cell office:value-type="float" office:value="98" table:formula="of:=MIN([.AF33];[.AE34])+IF(MOD([.AF22];2)=0;[.AF22];0)" table:style-name="ce1">
            <text:p>98</text:p>
          </table:table-cell>
          <table:table-cell office:value-type="float" office:value="170" table:formula="of:=MIN([.AG33];[.AF34])+IF(MOD([.AG22];2)=0;[.AG22];0)" table:style-name="ce1">
            <text:p>170</text:p>
          </table:table-cell>
          <table:table-cell office:value-type="float" office:value="116" table:formula="of:=MIN([.AH33];[.AG34])+IF(MOD([.AH22];2)=0;[.AH22];0)" table:style-name="ce1">
            <text:p>116</text:p>
          </table:table-cell>
          <table:table-cell office:value-type="float" office:value="116" table:formula="of:=MIN([.AI33];[.AH34])+IF(MOD([.AI22];2)=0;[.AI22];0)" table:style-name="ce1">
            <text:p>116</text:p>
          </table:table-cell>
          <table:table-cell office:value-type="float" office:value="190" table:formula="of:=MIN([.AJ33];[.AI34])+IF(MOD([.AJ22];2)=0;[.AJ22];0)" table:style-name="ce1">
            <text:p>190</text:p>
          </table:table-cell>
          <table:table-cell office:value-type="float" office:value="144" table:formula="of:=MIN([.AK33];[.AJ34])+IF(MOD([.AK22];2)=0;[.AK22];0)" table:style-name="ce1">
            <text:p>144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132" table:formula="of:=MAX([.P34];[.O35])+IF(MOD([.P23];2)=0;[.P23];0)" table:style-name="ce1">
            <text:p>132</text:p>
          </table:table-cell>
          <table:table-cell office:value-type="float" office:value="162" table:formula="of:=MAX([.Q34];[.P35])+IF(MOD([.Q23];2)=0;[.Q23];0)" table:style-name="ce1">
            <text:p>162</text:p>
          </table:table-cell>
          <table:table-cell office:value-type="float" office:value="254" table:formula="of:=MAX([.R34];[.Q35])+IF(MOD([.R23];2)=0;[.R23];0)" table:style-name="ce1">
            <text:p>254</text:p>
          </table:table-cell>
          <table:table-cell office:value-type="float" office:value="286" table:formula="of:=MAX([.S34];[.R35])+IF(MOD([.S23];2)=0;[.S23];0)" table:style-name="ce1">
            <text:p>286</text:p>
          </table:table-cell>
          <table:table-cell office:value-type="float" office:value="332" table:formula="of:=MAX([.T34];[.S35])+IF(MOD([.T23];2)=0;[.T23];0)" table:style-name="ce1">
            <text:p>332</text:p>
          </table:table-cell>
          <table:table-cell office:value-type="float" office:value="402" table:formula="of:=MAX([.U34];[.T35])+IF(MOD([.U23];2)=0;[.U23];0)" table:style-name="ce1">
            <text:p>402</text:p>
          </table:table-cell>
          <table:table-cell office:value-type="float" office:value="402" table:formula="of:=MAX([.V34];[.U35])+IF(MOD([.V23];2)=0;[.V23];0)" table:style-name="ce1">
            <text:p>402</text:p>
          </table:table-cell>
          <table:table-cell office:value-type="float" office:value="506" table:formula="of:=MAX([.W34];[.V35])+IF(MOD([.W23];2)=0;[.W23];0)" table:style-name="ce1">
            <text:p>506</text:p>
          </table:table-cell>
          <table:table-cell office:value-type="float" office:value="580" table:formula="of:=MAX([.X34];[.W35])+IF(MOD([.X23];2)=0;[.X23];0)" table:style-name="ce1">
            <text:p>580</text:p>
          </table:table-cell>
          <table:table-cell office:value-type="float" office:value="610" table:formula="of:=MAX([.Y34];[.X35])+IF(MOD([.Y23];2)=0;[.Y23];0)" table:style-name="ce1">
            <text:p>610</text:p>
          </table:table-cell>
          <table:table-cell table:number-columns-repeated="2" table:style-name="ce1"/>
          <table:table-cell office:value-type="float" office:value="132" table:formula="of:=MIN([.AB34];[.AA35])+IF(MOD([.AB23];2)=0;[.AB23];0)" table:style-name="ce1">
            <text:p>132</text:p>
          </table:table-cell>
          <table:table-cell office:value-type="float" office:value="124" table:formula="of:=MIN([.AC34];[.AB35])+IF(MOD([.AC23];2)=0;[.AC23];0)" table:style-name="ce1">
            <text:p>124</text:p>
          </table:table-cell>
          <table:table-cell office:value-type="float" office:value="120" table:formula="of:=MIN([.AD34];[.AC35])+IF(MOD([.AD23];2)=0;[.AD23];0)" table:style-name="ce1">
            <text:p>120</text:p>
          </table:table-cell>
          <table:table-cell office:value-type="float" office:value="120" table:formula="of:=MIN([.AE34];[.AD35])+IF(MOD([.AE23];2)=0;[.AE23];0)" table:style-name="ce1">
            <text:p>120</text:p>
          </table:table-cell>
          <table:table-cell office:value-type="float" office:value="110" table:formula="of:=MIN([.AF34];[.AE35])+IF(MOD([.AF23];2)=0;[.AF23];0)" table:style-name="ce1">
            <text:p>110</text:p>
          </table:table-cell>
          <table:table-cell office:value-type="float" office:value="110" table:formula="of:=MIN([.AG34];[.AF35])+IF(MOD([.AG23];2)=0;[.AG23];0)" table:style-name="ce1">
            <text:p>110</text:p>
          </table:table-cell>
          <table:table-cell office:value-type="float" office:value="110" table:formula="of:=MIN([.AH34];[.AG35])+IF(MOD([.AH23];2)=0;[.AH23];0)" table:style-name="ce1">
            <text:p>110</text:p>
          </table:table-cell>
          <table:table-cell office:value-type="float" office:value="110" table:formula="of:=MIN([.AI34];[.AH35])+IF(MOD([.AI23];2)=0;[.AI23];0)" table:style-name="ce1">
            <text:p>110</text:p>
          </table:table-cell>
          <table:table-cell office:value-type="float" office:value="110" table:formula="of:=MIN([.AJ34];[.AI35])+IF(MOD([.AJ23];2)=0;[.AJ23];0)" table:style-name="ce1">
            <text:p>110</text:p>
          </table:table-cell>
          <table:table-cell office:value-type="float" office:value="122" table:formula="of:=MIN([.AK34];[.AJ35])+IF(MOD([.AK23];2)=0;[.AK23];0)" table:style-name="ce1">
            <text:p>122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132" table:formula="of:=MAX([.P35];[.O36])+IF(MOD([.P24];2)=0;[.P24];0)" table:style-name="ce1">
            <text:p>132</text:p>
          </table:table-cell>
          <table:table-cell office:value-type="float" office:value="162" table:formula="of:=MAX([.Q35];[.P36])+IF(MOD([.Q24];2)=0;[.Q24];0)" table:style-name="ce1">
            <text:p>162</text:p>
          </table:table-cell>
          <table:table-cell office:value-type="float" office:value="254" table:formula="of:=MAX([.R35];[.Q36])+IF(MOD([.R24];2)=0;[.R24];0)" table:style-name="ce1">
            <text:p>254</text:p>
          </table:table-cell>
          <table:table-cell office:value-type="float" office:value="334" table:formula="of:=MAX([.S35];[.R36])+IF(MOD([.S24];2)=0;[.S24];0)" table:style-name="ce1">
            <text:p>334</text:p>
          </table:table-cell>
          <table:table-cell office:value-type="float" office:value="404" table:formula="of:=MAX([.T35];[.S36])+IF(MOD([.T24];2)=0;[.T24];0)" table:style-name="ce1">
            <text:p>404</text:p>
          </table:table-cell>
          <table:table-cell office:value-type="float" office:value="404" table:formula="of:=MAX([.U35];[.T36])+IF(MOD([.U24];2)=0;[.U24];0)" table:style-name="ce1">
            <text:p>404</text:p>
          </table:table-cell>
          <table:table-cell office:value-type="float" office:value="422" table:formula="of:=MAX([.V35];[.U36])+IF(MOD([.V24];2)=0;[.V24];0)" table:style-name="ce1">
            <text:p>422</text:p>
          </table:table-cell>
          <table:table-cell office:value-type="float" office:value="506" table:formula="of:=MAX([.W35];[.V36])+IF(MOD([.W24];2)=0;[.W24];0)" table:style-name="ce1">
            <text:p>506</text:p>
          </table:table-cell>
          <table:table-cell office:value-type="float" office:value="580" table:formula="of:=MAX([.X35];[.W36])+IF(MOD([.X24];2)=0;[.X24];0)" table:style-name="ce1">
            <text:p>580</text:p>
          </table:table-cell>
          <table:table-cell office:value-type="float" office:value="684" table:formula="of:=MAX([.Y35];[.X36])+IF(MOD([.Y24];2)=0;[.Y24];0)" table:style-name="ce1">
            <text:p>684</text:p>
          </table:table-cell>
          <table:table-cell table:number-columns-repeated="2" table:style-name="ce1"/>
          <table:table-cell office:value-type="float" office:value="132" table:formula="of:=MIN([.AB35];[.AA36])+IF(MOD([.AB24];2)=0;[.AB24];0)" table:style-name="ce1">
            <text:p>132</text:p>
          </table:table-cell>
          <table:table-cell office:value-type="float" office:value="124" table:formula="of:=MIN([.AC35];[.AB36])+IF(MOD([.AC24];2)=0;[.AC24];0)" table:style-name="ce1">
            <text:p>124</text:p>
          </table:table-cell>
          <table:table-cell office:value-type="float" office:value="120" table:formula="of:=MIN([.AD35];[.AC36])+IF(MOD([.AD24];2)=0;[.AD24];0)" table:style-name="ce1">
            <text:p>120</text:p>
          </table:table-cell>
          <table:table-cell office:value-type="float" office:value="168" table:formula="of:=MIN([.AE35];[.AD36])+IF(MOD([.AE24];2)=0;[.AE24];0)" table:style-name="ce1">
            <text:p>168</text:p>
          </table:table-cell>
          <table:table-cell office:value-type="float" office:value="180" table:formula="of:=MIN([.AF35];[.AE36])+IF(MOD([.AF24];2)=0;[.AF24];0)" table:style-name="ce1">
            <text:p>180</text:p>
          </table:table-cell>
          <table:table-cell office:value-type="float" office:value="110" table:formula="of:=MIN([.AG35];[.AF36])+IF(MOD([.AG24];2)=0;[.AG24];0)" table:style-name="ce1">
            <text:p>110</text:p>
          </table:table-cell>
          <table:table-cell office:value-type="float" office:value="128" table:formula="of:=MIN([.AH35];[.AG36])+IF(MOD([.AH24];2)=0;[.AH24];0)" table:style-name="ce1">
            <text:p>128</text:p>
          </table:table-cell>
          <table:table-cell office:value-type="float" office:value="110" table:formula="of:=MIN([.AI35];[.AH36])+IF(MOD([.AI24];2)=0;[.AI24];0)" table:style-name="ce1">
            <text:p>110</text:p>
          </table:table-cell>
          <table:table-cell office:value-type="float" office:value="110" table:formula="of:=MIN([.AJ35];[.AI36])+IF(MOD([.AJ24];2)=0;[.AJ24];0)" table:style-name="ce1">
            <text:p>110</text:p>
          </table:table-cell>
          <table:table-cell office:value-type="float" office:value="184" table:formula="of:=MIN([.AK35];[.AJ36])+IF(MOD([.AK24];2)=0;[.AK24];0)" table:style-name="ce1">
            <text:p>184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182" table:formula="of:=MAX([.P36];[.O37])+IF(MOD([.P25];2)=0;[.P25];0)" table:style-name="ce1">
            <text:p>182</text:p>
          </table:table-cell>
          <table:table-cell office:value-type="float" office:value="200" table:formula="of:=MAX([.Q36];[.P37])+IF(MOD([.Q25];2)=0;[.Q25];0)" table:style-name="ce1">
            <text:p>200</text:p>
          </table:table-cell>
          <table:table-cell office:value-type="float" office:value="276" table:formula="of:=MAX([.R36];[.Q37])+IF(MOD([.R25];2)=0;[.R25];0)" table:style-name="ce1">
            <text:p>276</text:p>
          </table:table-cell>
          <table:table-cell office:value-type="float" office:value="334" table:formula="of:=MAX([.S36];[.R37])+IF(MOD([.S25];2)=0;[.S25];0)" table:style-name="ce1">
            <text:p>334</text:p>
          </table:table-cell>
          <table:table-cell office:value-type="float" office:value="442" table:formula="of:=MAX([.T36];[.S37])+IF(MOD([.T25];2)=0;[.T25];0)" table:style-name="ce1">
            <text:p>442</text:p>
          </table:table-cell>
          <table:table-cell office:value-type="float" office:value="442" table:formula="of:=MAX([.U36];[.T37])+IF(MOD([.U25];2)=0;[.U25];0)" table:style-name="ce1">
            <text:p>442</text:p>
          </table:table-cell>
          <table:table-cell office:value-type="float" office:value="482" table:formula="of:=MAX([.V36];[.U37])+IF(MOD([.V25];2)=0;[.V25];0)" table:style-name="ce1">
            <text:p>482</text:p>
          </table:table-cell>
          <table:table-cell office:value-type="float" office:value="506" table:formula="of:=MAX([.W36];[.V37])+IF(MOD([.W25];2)=0;[.W25];0)" table:style-name="ce1">
            <text:p>506</text:p>
          </table:table-cell>
          <table:table-cell office:value-type="float" office:value="636" table:formula="of:=MAX([.X36];[.W37])+IF(MOD([.X25];2)=0;[.X25];0)" table:style-name="ce1">
            <text:p>636</text:p>
          </table:table-cell>
          <table:table-cell office:value-type="float" office:value="684" table:formula="of:=MAX([.Y36];[.X37])+IF(MOD([.Y25];2)=0;[.Y25];0)" table:style-name="ce1">
            <text:p>684</text:p>
          </table:table-cell>
          <table:table-cell table:number-columns-repeated="2" table:style-name="ce1"/>
          <table:table-cell office:value-type="float" office:value="182" table:formula="of:=MIN([.AB36];[.AA37])+IF(MOD([.AB25];2)=0;[.AB25];0)" table:style-name="ce1">
            <text:p>182</text:p>
          </table:table-cell>
          <table:table-cell office:value-type="float" office:value="142" table:formula="of:=MIN([.AC36];[.AB37])+IF(MOD([.AC25];2)=0;[.AC25];0)" table:style-name="ce1">
            <text:p>142</text:p>
          </table:table-cell>
          <table:table-cell office:value-type="float" office:value="142" table:formula="of:=MIN([.AD36];[.AC37])+IF(MOD([.AD25];2)=0;[.AD25];0)" table:style-name="ce1">
            <text:p>142</text:p>
          </table:table-cell>
          <table:table-cell office:value-type="float" office:value="142" table:formula="of:=MIN([.AE36];[.AD37])+IF(MOD([.AE25];2)=0;[.AE25];0)" table:style-name="ce1">
            <text:p>142</text:p>
          </table:table-cell>
          <table:table-cell office:value-type="float" office:value="180" table:formula="of:=MIN([.AF36];[.AE37])+IF(MOD([.AF25];2)=0;[.AF25];0)" table:style-name="ce1">
            <text:p>180</text:p>
          </table:table-cell>
          <table:table-cell office:value-type="float" office:value="110" table:formula="of:=MIN([.AG36];[.AF37])+IF(MOD([.AG25];2)=0;[.AG25];0)" table:style-name="ce1">
            <text:p>110</text:p>
          </table:table-cell>
          <table:table-cell office:value-type="float" office:value="150" table:formula="of:=MIN([.AH36];[.AG37])+IF(MOD([.AH25];2)=0;[.AH25];0)" table:style-name="ce1">
            <text:p>150</text:p>
          </table:table-cell>
          <table:table-cell office:value-type="float" office:value="110" table:formula="of:=MIN([.AI36];[.AH37])+IF(MOD([.AI25];2)=0;[.AI25];0)" table:style-name="ce1">
            <text:p>110</text:p>
          </table:table-cell>
          <table:table-cell office:value-type="float" office:value="166" table:formula="of:=MIN([.AJ36];[.AI37])+IF(MOD([.AJ25];2)=0;[.AJ25];0)" table:style-name="ce1">
            <text:p>166</text:p>
          </table:table-cell>
          <table:table-cell office:value-type="float" office:value="166" table:formula="of:=MIN([.AK36];[.AJ37])+IF(MOD([.AK25];2)=0;[.AK25];0)" table:style-name="ce1">
            <text:p>166</text:p>
          </table:table-cell>
          <table:table-cell table:number-columns-repeated="16347"/>
        </table:table-row>
        <table:table-row table:style-name="ro2">
          <table:table-cell table:number-columns-repeated="15"/>
          <table:table-cell office:value-type="float" office:value="182" table:formula="of:=MAX([.P37];[.O38])+IF(MOD([.P26];2)=0;[.P26];0)" table:style-name="ce1">
            <text:p>182</text:p>
          </table:table-cell>
          <table:table-cell office:value-type="float" office:value="240" table:formula="of:=MAX([.Q37];[.P38])+IF(MOD([.Q26];2)=0;[.Q26];0)" table:style-name="ce1">
            <text:p>240</text:p>
          </table:table-cell>
          <table:table-cell office:value-type="float" office:value="298" table:formula="of:=MAX([.R37];[.Q38])+IF(MOD([.R26];2)=0;[.R26];0)" table:style-name="ce1">
            <text:p>298</text:p>
          </table:table-cell>
          <table:table-cell office:value-type="float" office:value="334" table:formula="of:=MAX([.S37];[.R38])+IF(MOD([.S26];2)=0;[.S26];0)" table:style-name="ce1">
            <text:p>334</text:p>
          </table:table-cell>
          <table:table-cell office:value-type="float" office:value="486" table:formula="of:=MAX([.T37];[.S38])+IF(MOD([.T26];2)=0;[.T26];0)" table:style-name="ce1">
            <text:p>486</text:p>
          </table:table-cell>
          <table:table-cell office:value-type="float" office:value="506" table:formula="of:=MAX([.U37];[.T38])+IF(MOD([.U26];2)=0;[.U26];0)" table:style-name="ce1">
            <text:p>506</text:p>
          </table:table-cell>
          <table:table-cell office:value-type="float" office:value="506" table:formula="of:=MAX([.V37];[.U38])+IF(MOD([.V26];2)=0;[.V26];0)" table:style-name="ce1">
            <text:p>506</text:p>
          </table:table-cell>
          <table:table-cell office:value-type="float" office:value="506" table:formula="of:=MAX([.W37];[.V38])+IF(MOD([.W26];2)=0;[.W26];0)" table:style-name="ce1">
            <text:p>506</text:p>
          </table:table-cell>
          <table:table-cell office:value-type="float" office:value="636" table:formula="of:=MAX([.X37];[.W38])+IF(MOD([.X26];2)=0;[.X26];0)" table:style-name="ce1">
            <text:p>636</text:p>
          </table:table-cell>
          <table:table-cell office:value-type="float" office:value="726" table:formula="of:=MAX([.Y37];[.X38])+IF(MOD([.Y26];2)=0;[.Y26];0)" table:style-name="ce1">
            <text:p>726</text:p>
          </table:table-cell>
          <table:table-cell table:number-columns-repeated="2" table:style-name="ce1"/>
          <table:table-cell office:value-type="float" office:value="182" table:formula="of:=MIN([.AB37];[.AA38])+IF(MOD([.AB26];2)=0;[.AB26];0)" table:style-name="ce1">
            <text:p>182</text:p>
          </table:table-cell>
          <table:table-cell office:value-type="float" office:value="182" table:formula="of:=MIN([.AC37];[.AB38])+IF(MOD([.AC26];2)=0;[.AC26];0)" table:style-name="ce1">
            <text:p>182</text:p>
          </table:table-cell>
          <table:table-cell office:value-type="float" office:value="164" table:formula="of:=MIN([.AD37];[.AC38])+IF(MOD([.AD26];2)=0;[.AD26];0)" table:style-name="ce1">
            <text:p>164</text:p>
          </table:table-cell>
          <table:table-cell office:value-type="float" office:value="142" table:formula="of:=MIN([.AE37];[.AD38])+IF(MOD([.AE26];2)=0;[.AE26];0)" table:style-name="ce1">
            <text:p>142</text:p>
          </table:table-cell>
          <table:table-cell office:value-type="float" office:value="186" table:formula="of:=MIN([.AF37];[.AE38])+IF(MOD([.AF26];2)=0;[.AF26];0)" table:style-name="ce1">
            <text:p>186</text:p>
          </table:table-cell>
          <table:table-cell office:value-type="float" office:value="130" table:formula="of:=MIN([.AG37];[.AF38])+IF(MOD([.AG26];2)=0;[.AG26];0)" table:style-name="ce1">
            <text:p>130</text:p>
          </table:table-cell>
          <table:table-cell office:value-type="float" office:value="130" table:formula="of:=MIN([.AH37];[.AG38])+IF(MOD([.AH26];2)=0;[.AH26];0)" table:style-name="ce1">
            <text:p>130</text:p>
          </table:table-cell>
          <table:table-cell office:value-type="float" office:value="110" table:formula="of:=MIN([.AI37];[.AH38])+IF(MOD([.AI26];2)=0;[.AI26];0)" table:style-name="ce1">
            <text:p>110</text:p>
          </table:table-cell>
          <table:table-cell office:value-type="float" office:value="110" table:formula="of:=MIN([.AJ37];[.AI38])+IF(MOD([.AJ26];2)=0;[.AJ26];0)" table:style-name="ce1">
            <text:p>110</text:p>
          </table:table-cell>
          <table:table-cell office:value-type="float" office:value="152" table:formula="of:=MIN([.AK37];[.AJ38])+IF(MOD([.AK26];2)=0;[.AK26];0)" table:style-name="ce1">
            <text:p>152</text:p>
          </table:table-cell>
          <table:table-cell table:number-columns-repeated="16347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Sergey</meta:initial-creator>
    <dc:creator>Дмитрий Луковников</dc:creator>
    <meta:creation-date>2020-08-20T06:56:28Z</meta:creation-date>
    <dc:date>2021-06-20T13:34:22Z</dc:date>
  </office:meta>
</office:document-meta>
</file>